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rovaSansBlack" svg:font-family="AprovaSansBlack"/>
    <style:font-face style:name="InterUI" svg:font-family="Inter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style:line-height-at-least="0.635cm" fo:orphans="2" fo:widows="2" fo:text-indent="0cm" style:auto-text-indent="false"/>
      <style:text-properties fo:font-variant="normal" fo:text-transform="none" fo:color="#111111" loext:opacity="100%" style:font-name="AprovaSansBlack" fo:font-size="1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499cm" style:contextual-spacing="false" style:line-height-at-least="0.635cm" fo:orphans="2" fo:widows="2" fo:text-indent="0cm" style:auto-text-indent="false"/>
      <style:text-properties fo:font-variant="normal" fo:text-transform="none" fo:color="#111111" loext:opacity="100%" style:font-name="InterUI" fo:font-size="15pt" fo:letter-spacing="normal" fo:font-style="normal" fo:font-weight="normal"/>
    </style:style>
    <style:style style:name="P3" style:family="paragraph" style:parent-style-name="Text_20_body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/>
    </style:style>
    <style:style style:name="T1" style:family="text">
      <style:text-properties style:font-name="InterUI"/>
    </style:style>
    <style:style style:name="T2" style:family="text">
      <style:text-properties style:font-name="InterUI" fo:background-color="#ffff00" loext:char-shading-value="0"/>
    </style:style>
    <style:style style:name="T3" style:family="text">
      <style:text-properties style:font-name="InterUI"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 - <text:span text:style-name="T1">Há um tipo de diagrama da UML que resume os detalhes dos usuários do seu sistema (também conhecidos como atores) e as interações deles com o sistema.<text:line-break/>Esse diagrama é: </text:span><text:span text:style-name="T3">diagrama de caso de uso</text:span></text:p>
      <text:p text:style-name="P1"><text:span text:style-name="T3"/></text:p>
      <text:p text:style-name="P1"><text:span text:style-name="T3">02</text:span></text:p>
      <text:p text:style-name="P3">A Unified Modeling Language (UML) emergiu como notação padrão para<text:line-break/>modelagem de sistemas orientados a objetos. Desta forma, a sentença que conceitua apropriadamente a UML, segundo o Object Management Group (OMG), é:</text:p>
      <text:p text:style-name="P1"><text:span text:style-name="T3">uma linguagem visual para especificar, construir e documentar os artefatos<text:line-break/>dos sistemas.</text:span></text:p>
      <text:p text:style-name="P1"><text:span text:style-name="T3">03</text:span></text:p>
      <text:p text:style-name="P3">(TJ-RO, 2008) Uma classe ClasseA de determinada aplicação possuía um método calcule Algo() em que testes (instruções de desvio condicional) eram utilizados para se determinar que algoritmo deveria ser adotado para efetuar o cálculo. Foi criada uma nova hierarquia de classes, iniciando na classe abstrata ClasseB, que declara o método abstrato calcule(). Este método é implementado por cada classe concreta da hierarquia, sendo cada uma delas correspondente a um dos algoritmos previstos no método calculeAlgo() original. ClasseA passou a ter um atributo do tipo ClasseB e métodos de acesso ao mesmo, e calculeAlgo() teve seu código substituído por uma simples chamada ao método calcule() do objeto armazenado no <text:soft-page-break/>novo atributo.<text:line-break/>Marque a alternativa que indica o conceito OO (Orientação a Objetos) predominante na descrição acima.</text:p>
      <text:p text:style-name="P2"><text:span text:style-name="T4">Polimorfismo</text:span></text:p>
      <text:p text:style-name="P2"><text:span text:style-name="T3"/></text:p>
      <text:p text:style-name="P1"><text:span text:style-name="T3">04</text:span></text:p>
      <text:p text:style-name="P3">(PUC-PR, 2010) Analise as seguintes assertivas e verifique se são Verdadeiras ou Falsas.</text:p>
      <text:p text:style-name="P3">( ) Uma classe é a representação de um conjunto de objetos, dinamicamente alocados, cuja cardinalidade é sempre superior a um.<text:line-break/>( ) Em um programa orientado a objetos, instâncias de uma classe armazenam sempre os mesmos valores para os atributos definidos.<text:line-break/>( ) O encapsulamento define que os atributos de estado de um objeto sempre devem ser acessados diretamente, sem o uso de técnicas intermediárias.<text:line-break/>( ) O polimorfismo permite que um método seja codificado em diferentes<text:line-break/>linguagens de programação.</text:p>
      <text:p text:style-name="P3">Marque a alternativa correta que apresenta a sequência de cima para baixo.</text:p>
      <text:p text:style-name="P2"><text:span text:style-name="T4">F – F – F – F</text:span></text:p>
      <text:p text:style-name="P2"><text:span text:style-name="T3"/></text:p>
      <text:p text:style-name="P1"><text:soft-page-break/><text:span text:style-name="T3">05</text:span></text:p>
      <text:p text:style-name="P3">Qual dos conceitos de programação orientada a objetos permite a criação de métodos com a mesma assinatura, porém com implementações diferentes?</text:p>
      <text:p text:style-name="P2"><text:span text:style-name="T4">Polimorfismo</text:span></text:p>
      <text:p text:style-name="P1"><text:span text:style-name="T3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rovaSansBlack" svg:font-family="AprovaSansBlack"/>
    <style:font-face style:name="InterUI" svg:font-family="Inter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7:01:36.402550833</meta:creation-date>
    <dc:date>2023-01-31T17:05:00.336087446</dc:date>
    <meta:editing-duration>PT3M2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15" meta:word-count="343" meta:character-count="2176" meta:non-whitespace-character-count="1845"/>
  </office:meta>
</office:document-meta>
</file>